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56cm"/>
    </style:style>
    <style:style style:name="co3" style:family="table-column">
      <style:table-column-properties fo:break-before="auto" style:column-width="3.761cm"/>
    </style:style>
    <style:style style:name="co4" style:family="table-column">
      <style:table-column-properties fo:break-before="auto" style:column-width="4.313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V_Armors" table:style-name="ta1">
        <table:table-column table:style-name="co1" table:number-columns-repeated="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  <table:table-cell office:value-type="string">
            <text:p>painImmune</text:p>
          </table:table-cell>
          <table:table-cell office:value-type="string">
            <text:p>fearImmune</text:p>
          </table:table-cell>
        </table:table-row>
        <table:table-row table:style-name="ro1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true</text:p>
          </table:table-cell>
        </table:table-row>
      </table:table>
      <table:table table:name="CSV_Units" table:style-name="ta1">
        <table:table-column table:style-name="co1" table:number-columns-repeated="15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1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  <table:table-cell office:value-type="string">
            <text:p>damageAlter.ToArmor</text:p>
          </table:table-cell>
          <table:table-cell office:value-type="string">
            <text:p>damageAlter.ToArmorPre</text:p>
          </table:table-cell>
          <table:table-cell office:value-type="string">
            <text:p>damageAlter.ArmorEffectiveness</text:p>
          </table:table-cell>
        </table:table-row>
        <table:table-row table:style-name="ro1">
          <table:table-cell office:value-type="string">
            <text:p>STR_ALIEN_ALLOYS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STR_ELERIUM_115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UFO_NAVIGATION</text:p>
          </table:table-cell>
          <table:table-cell table:number-columns-repeated="2"/>
          <table:table-cell office:value-type="float" office:value="1350">
            <text:p>1350</text:p>
          </table:table-cell>
          <table:table-cell table:number-columns-repeated="7"/>
        </table:table-row>
        <table:table-row table:style-name="ro1">
          <table:table-cell office:value-type="string">
            <text:p>STR_UFO_POWER_SOURCE</text:p>
          </table:table-cell>
          <table:table-cell table:number-columns-repeated="2"/>
          <table:table-cell office:value-type="float" office:value="2200">
            <text:p>22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TUN_RO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WORD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ISTOL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PISTOL_CLIP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RIFLE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RIFLE_CLIP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SHOTGUN</text:p>
          </table:table-cell>
          <table:table-cell/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SHOTGUN_AMMO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SNIPER_RIFLE</text:p>
          </table:table-cell>
          <table:table-cell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CANNON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LASER_PISTOL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LASER_RIFLE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LAS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LASER_SWORD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XCOM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PLASMA_RIF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PLASMA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.1">
            <text:p>0,1</text:p>
          </table:table-cell>
          <table:table-cell office:value-type="float" office:value="0.33">
            <text:p>0,3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NANO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office:value-type="string">
            <text:p>STR_GAS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STR_ELECTRO_FLARE</text:p>
          </table:table-cell>
          <table:table-cell/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40">
            <text:p>40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STR_ACID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STR_HAZMAT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HELLWEAVE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TASIS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PLATED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NANOSCALE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COPE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STR_PSI_AMP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IND_PROBE</text:p>
          </table:table-cell>
          <table:table-cell/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STR_MOTION_SCANN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office:value-type="string">
            <text:p>STR_PERSONAL_MIND_SHIELD</text:p>
          </table:table-cell>
          <table:table-cell/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MIMIC_BEACON</text:p>
          </table:table-cell>
          <table:table-cell/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7"/>
        </table:table-row>
        <table:table-row table:style-name="ro1">
          <table:table-cell office:value-type="string">
            <text:p>STR_SMOKE_GRENADE</text:p>
          </table:table-cell>
          <table:table-cell/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STR_BLUESCREEN_ROUNDS</text:p>
          </table:table-cell>
          <table:table-cell/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ERSONAL_ARMOR</text:p>
          </table:table-cell>
          <table:table-cell/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STR_PREDATOR_ARMOR</text:p>
          </table:table-cell>
          <table:table-cell/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office:value-type="string">
            <text:p>STR_SKY_STRIKE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WARDEN_ARMOR</text:p>
          </table:table-cell>
          <table:table-cell/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7"/>
        </table:table-row>
        <table:table-row table:style-name="ro1">
          <table:table-cell office:value-type="string">
            <text:p>STR_PSI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CANNON</text:p>
          </table:table-cell>
          <table:table-cell/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CANNON_ROUNDS_X5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TR_STINGRAY_LAUNCHER</text:p>
          </table:table-cell>
          <table:table-cell/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1">
          <table:table-cell office:value-type="string">
            <text:p>STR_STINGRAY_MISSILES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STR_AVALANCHE_LAUNCHER</text:p>
          </table:table-cell>
          <table:table-cell/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STR_AVALANCHE_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STR_LASER_CANNO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_LAUNCH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B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GREMLIN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6"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GREMLIN_CORPSE</text:p>
          </table:table-cell>
          <table:table-cell table:number-columns-repeated="10"/>
        </table:table-row>
        <table:table-row table:style-name="ro1">
          <table:table-cell office:value-type="string">
            <text:p>STR_SECTOID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THIN_MA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THIN_MAN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MUTON_BERSERK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BERSERKER_CORPSE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STR_MUTON_ELIT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ELIT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ANDROMEDON_CORPSE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DRON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OUTSID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CORPSE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KULLJACK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YPERWAVE_BEAC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SHAR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KELETON_KE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XCOM_ARCHIVES_FOLDER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.03.2020</text:date>, <text:time>18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8:02:59.086932</meta:creation-date>
    <dc:date>2020-03-20T18:06:05</dc:date>
    <meta:generator>OpenOffice/4.1.1$Unix OpenOffice.org_project/411m6$Build-9775</meta:generator>
    <meta:editing-cycles>2</meta:editing-cycles>
    <dc:creator>Felix Ruzzoli</dc:creator>
    <meta:editing-duration>PT2M45S</meta:editing-duration>
    <meta:document-statistic meta:table-count="3" meta:cell-count="1373" meta:object-count="0"/>
  </office:meta>
</office:document-meta>
</file>